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0A0000005E43215DE03DE74AD1.png" manifest:media-type="image/png"/>
  <manifest:file-entry manifest:full-path="Pictures/10000201000000800000010B4B1FE5C10BE0CC0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dash="Dashed_20__28_var_29__20_6751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Object_20_with_20_no_20_fill_20_and_20_no_20_line">
      <style:graphic-properties draw:stroke="none" draw:stroke-dash="Dashed_20__28_var_29__20_6752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solid" draw:stroke-dash="Dashed_20__28_var_29__20_675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75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75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675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757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766cm" svg:height="1.594cm" draw:transform="rotate (-0.173834793498635) translate (10.561cm 13.969cm)">
            <draw:image xlink:href="Pictures/10000201000000800000010B4B1FE5C10BE0CC0D.png" xlink:type="simple" xlink:show="embed" xlink:actuate="onLoad">
              <text:p/>
            </draw:image>
          </draw:frame>
          <draw:frame draw:style-name="gr2" draw:text-style-name="P1" draw:layer="layout" svg:width="0.085cm" svg:height="0.8cm" draw:transform="rotate (-1.06971229854732) translate (11.15cm 14.003cm)">
            <draw:image xlink:href="Pictures/100002010000000A0000005E43215DE03DE74AD1.png" xlink:type="simple" xlink:show="embed" xlink:actuate="onLoad">
              <text:p/>
            </draw:image>
          </draw:frame>
          <draw:line draw:style-name="gr3" draw:text-style-name="P2" draw:layer="layout" svg:x1="11.951cm" svg:y1="15.835cm" svg:x2="10.287cm" svg:y2="15.542cm">
            <text:p/>
          </draw:line>
          <draw:line draw:style-name="gr4" draw:text-style-name="P2" draw:layer="layout" svg:x1="10.469cm" svg:y1="14.459cm" svg:x2="10.261cm" svg:y2="15.641cm">
            <text:p/>
          </draw:line>
          <draw:line draw:style-name="gr5" draw:text-style-name="P2" draw:layer="layout" svg:x1="11.942cm" svg:y1="15.736cm" svg:x2="11.907cm" svg:y2="15.933cm">
            <text:p/>
          </draw:line>
          <draw:frame draw:style-name="gr6" draw:text-style-name="P4" draw:layer="layout" svg:width="0.503cm" svg:height="0.38cm" svg:x="10.106cm" svg:y="15.678cm">
            <draw:text-box>
              <text:p text:style-name="P3"><text:span text:style-name="T1">K</text:span></text:p>
            </draw:text-box>
          </draw:frame>
          <draw:frame draw:style-name="gr7" draw:text-style-name="P4" draw:layer="layout" svg:width="0.251cm" svg:height="0.38cm" svg:x="11.796cm" svg:y="15.925cm">
            <draw:text-box>
              <text:p text:style-name="P3"><text:span text:style-name="T1">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751" draw:display-name="Dashed (var) 6751" draw:style="rect" draw:dots1="1" draw:dots1-length="0.003cm" draw:dots2="1" draw:dots2-length="0.003cm" draw:distance="0.003cm"/>
    <draw:stroke-dash draw:name="Dashed_20__28_var_29__20_6752" draw:display-name="Dashed (var) 6752" draw:style="rect" draw:dots1="1" draw:dots1-length="0.003cm" draw:dots2="1" draw:dots2-length="0.003cm" draw:distance="0.003cm"/>
    <draw:stroke-dash draw:name="Dashed_20__28_var_29__20_6753" draw:display-name="Dashed (var) 6753" draw:style="rect" draw:dots1="1" draw:dots1-length="0.003cm" draw:dots2="1" draw:dots2-length="0.003cm" draw:distance="0.003cm"/>
    <draw:stroke-dash draw:name="Dashed_20__28_var_29__20_6754" draw:display-name="Dashed (var) 6754" draw:style="rect" draw:dots1="1" draw:dots1-length="0.003cm" draw:dots2="1" draw:dots2-length="0.003cm" draw:distance="0.003cm"/>
    <draw:stroke-dash draw:name="Dashed_20__28_var_29__20_6755" draw:display-name="Dashed (var) 6755" draw:style="rect" draw:dots1="1" draw:dots1-length="0.003cm" draw:dots2="1" draw:dots2-length="0.003cm" draw:distance="0.003cm"/>
    <draw:stroke-dash draw:name="Dashed_20__28_var_29__20_6756" draw:display-name="Dashed (var) 6756" draw:style="rect" draw:dots1="1" draw:dots1-length="0.003cm" draw:dots2="1" draw:dots2-length="0.003cm" draw:distance="0.003cm"/>
    <draw:stroke-dash draw:name="Dashed_20__28_var_29__20_6757" draw:display-name="Dashed (var) 6757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2:26.931921613</meta:creation-date>
    <dc:date>2018-02-26T13:02:44.158061656</dc:date>
    <meta:editing-duration>PT17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